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ambria" svg:font-family="Cambria"/>
    <style:font-face style:name="Courier New" svg:font-family="Courier New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style:writing-mode="lr-tb"/>
    </style:style>
    <style:style style:name="T1_1" style:family="text"/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P4" style:family="paragraph" style:parent-style-name="Heading_20_1">
      <style:paragraph-properties fo:break-before="auto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P5" style:family="paragraph" style:parent-style-name="Standard">
      <style:paragraph-properties fo:break-before="auto" fo:margin-top="0cm" fo:margin-bottom="0.353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P6" style:family="paragraph" style:parent-style-name="Heading_20_1">
      <style:paragraph-properties fo:break-before="auto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P7" style:family="paragraph" style:parent-style-name="Standard">
      <style:paragraph-properties fo:break-before="auto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T7_4" style:family="text">
      <style:text-properties fo:font-weight="bold" style:font-weight-asian="bold" style:font-weight-complex="bold"/>
    </style:style>
    <style:style style:name="T7_5" style:family="text">
      <style:text-properties fo:font-weight="bold" style:font-weight-asian="bold" style:font-weight-complex="bold"/>
    </style:style>
    <style:style style:name="T7_6" style:family="text">
      <style:text-properties fo:font-weight="bold" style:font-weight-asian="bold" style:font-weight-complex="bold"/>
    </style:style>
    <style:style style:name="T7_7" style:family="text">
      <style:text-properties fo:font-weight="bold" style:font-weight-asian="bold" style:font-weight-complex="bold"/>
    </style:style>
    <style:style style:name="T7_8" style:family="text">
      <style:text-properties fo:font-weight="bold" style:font-weight-asian="bold" style:font-weight-complex="bold"/>
    </style:style>
    <style:style style:name="T7_9" style:family="text">
      <style:text-properties fo:font-weight="bold" style:font-weight-asian="bold" style:font-weight-complex="bold"/>
    </style:style>
    <style:style style:name="T7_10" style:family="text">
      <style:text-properties fo:font-weight="bold" style:font-weight-asian="bold" style:font-weight-complex="bold"/>
    </style:style>
    <style:style style:name="T7_11" style:family="text">
      <style:text-properties fo:font-weight="bold" style:font-weight-asian="bold" style:font-weight-complex="bold"/>
    </style:style>
    <style:style style:name="T7_12" style:family="text">
      <style:text-properties fo:font-weight="bold" style:font-weight-asian="bold" style:font-weight-complex="bold"/>
    </style:style>
    <style:style style:name="T7_1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P9" style:family="paragraph" style:parent-style-name="Standard">
      <style:paragraph-properties fo:break-before="auto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P10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justify" fo:break-before="auto" fo:line-height="115%" fo:margin-top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justify" fo:break-before="auto" fo:line-height="115%" fo:margin-top="0cm" fo:margin-bottom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5" style:family="paragraph" style:parent-style-name="Heading_20_1">
      <style:paragraph-properties fo:break-before="auto" style:writing-mode="lr-tb"/>
    </style:style>
    <style:style style:name="P16" style:family="paragraph" style:parent-style-name="Heading_20_1">
      <style:paragraph-properties fo:break-before="page" style:writing-mode="lr-tb"/>
    </style:style>
    <style:style style:name="T16_1" style:family="text"/>
    <style:style style:name="P17" style:family="paragraph" style:parent-style-name="Standard">
      <style:paragraph-properties fo:break-before="auto" style:writing-mode="lr-tb"/>
    </style:style>
    <style:style style:name="Table1" style:family="table">
      <style:table-properties table:align="left" style:width="15.028cm" fo:margin-left="0.176cm"/>
    </style:style>
    <style:style style:name="Column1" style:family="table-column">
      <style:table-column-properties style:column-width="1.058cm"/>
    </style:style>
    <style:style style:name="Column2" style:family="table-column">
      <style:table-column-properties style:column-width="4.233cm"/>
    </style:style>
    <style:style style:name="Column3" style:family="table-column">
      <style:table-column-properties style:column-width="9.737cm"/>
    </style:style>
    <style:style style:name="Row1" style:family="table-row"/>
    <style:style style:name="Cell1" style:family="table-cell">
      <style:table-cell-properties fo:background-color="#3d85c6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2" style:family="table-cell">
      <style:table-cell-properties fo:background-color="#3d85c6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3" style:family="table-cell">
      <style:table-cell-properties fo:background-color="#3d85c6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6_5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19" style:family="text">
      <style:text-properties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30" style:family="paragraph" style:parent-style-name="Heading_20_1">
      <style:paragraph-properties fo:break-before="auto" style:writing-mode="lr-tb"/>
    </style:style>
    <style:style style:name="T30_1" style:family="text"/>
    <style:style style:name="P31" style:family="paragraph" style:parent-style-name="Standard">
      <style:paragraph-properties fo:text-align="justify" fo:break-before="auto" fo:line-height="115%" fo:margin-top="0cm" fo:margin-bottom="0.353cm" fo:margin-right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P32" style:family="paragraph" style:parent-style-name="Heading_20_1">
      <style:paragraph-properties fo:break-before="auto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P33" style:family="paragraph" style:parent-style-name="Standard">
      <style:paragraph-properties fo:text-align="justify" fo:break-before="auto" fo:text-indent="0cm" fo:line-height="115%" fo:margin-top="0cm" fo:margin-bottom="0.353cm" fo:margin-left="0cm" fo:margin-right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able2" style:family="table">
      <style:table-properties table:align="left" style:width="15cm" fo:margin-left="0.176cm"/>
    </style:style>
    <style:style style:name="Column4" style:family="table-column">
      <style:table-column-properties style:column-width="4.999cm"/>
    </style:style>
    <style:style style:name="Column5" style:family="table-column">
      <style:table-column-properties style:column-width="7.038cm"/>
    </style:style>
    <style:style style:name="Column6" style:family="table-column">
      <style:table-column-properties style:column-width="2.963cm"/>
    </style:style>
    <style:style style:name="Row5" style:family="table-row"/>
    <style:style style:name="Cell13" style:family="table-cell">
      <style:table-cell-properties fo:background-color="#3c78d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14" style:family="table-cell">
      <style:table-cell-properties fo:background-color="#3c78d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35_17" style:family="text">
      <style:text-properties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15" style:family="table-cell">
      <style:table-cell-properties fo:background-color="#3c78d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justify" fo:break-before="auto" fo:line-height="115%" fo:margin-top="0cm" fo:margin-bottom="0.353cm" fo:margin-right="0cm" style:writing-mode="lr-tb"/>
    </style:style>
  </office:automatic-styles>
  <office:body>
    <office:text>
      <text:h text:style-name="P1" text:outline-level="10"><text:span text:style-name="T1_1">Empresa</text:span></text:h>
      <text:p text:style-name="P2"><text:span text:style-name="T2_1">Transpetro</text:span></text:p>
      <text:p text:style-name="P3"><text:span text:style-name="T3_1">Empresa</text:span><text:span text:style-name="T3_2"><text:s/></text:span><text:span text:style-name="T3_3">foi</text:span><text:span text:style-name="T3_4"><text:s/></text:span><text:span text:style-name="T3_5">criada</text:span><text:span text:style-name="T3_6"><text:s/></text:span><text:span text:style-name="T3_7">em</text:span><text:span text:style-name="T3_8"><text:s/>12<text:s/></text:span><text:span text:style-name="T3_9">de</text:span><text:span text:style-name="T3_10"><text:s/></text:span><text:span text:style-name="T3_11">junho</text:span><text:span text:style-name="T3_12"><text:s/></text:span><text:span text:style-name="T3_13">de</text:span><text:span text:style-name="T3_14"><text:s/>1998,<text:s/></text:span><text:span text:style-name="T3_15">considerada</text:span><text:span text:style-name="T3_16"><text:s/></text:span><text:span text:style-name="T3_17">a</text:span><text:span text:style-name="T3_18"><text:s/></text:span><text:span text:style-name="T3_19">maior</text:span><text:span text:style-name="T3_20"><text:s/></text:span><text:span text:style-name="T3_21">armadora</text:span><text:span text:style-name="T3_22"><text:s/></text:span><text:span text:style-name="T3_23">da</text:span><text:span text:style-name="T3_24"><text:s/></text:span><text:span text:style-name="T3_25">América</text:span><text:span text:style-name="T3_26"><text:s/></text:span><text:span text:style-name="T3_27">Latina</text:span><text:span text:style-name="T3_28"><text:s/></text:span><text:span text:style-name="T3_29">e</text:span><text:span text:style-name="T3_30"><text:s/></text:span><text:span text:style-name="T3_31">principal</text:span><text:span text:style-name="T3_32"><text:s/></text:span><text:span text:style-name="T3_33">empresa</text:span><text:span text:style-name="T3_34"><text:s/></text:span><text:span text:style-name="T3_35">de</text:span><text:span text:style-name="T3_36"><text:s/></text:span><text:span text:style-name="T3_37">logística</text:span><text:span text:style-name="T3_38"><text:s/></text:span><text:span text:style-name="T3_39">e</text:span><text:span text:style-name="T3_40"><text:s/></text:span><text:span text:style-name="T3_41">transportes</text:span><text:span text:style-name="T3_42"><text:s/></text:span><text:span text:style-name="T3_43">brasileira</text:span><text:span text:style-name="T3_44">. <text:s/></text:span><text:span text:style-name="T3_45">A</text:span><text:span text:style-name="T3_46"><text:s/></text:span><text:span text:style-name="T3_47">atividade</text:span><text:span text:style-name="T3_48"><text:s/></text:span><text:span text:style-name="T3_49">da</text:span><text:span text:style-name="T3_50"><text:s/></text:span><text:span text:style-name="T3_51">Transpetro</text:span><text:span text:style-name="T3_52"><text:s/></text:span><text:span text:style-name="T3_53">une</text:span><text:span text:style-name="T3_54"><text:s/></text:span><text:span text:style-name="T3_55">as</text:span><text:span text:style-name="T3_56"><text:s/></text:span><text:span text:style-name="T3_57">áreas</text:span><text:span text:style-name="T3_58"><text:s/></text:span><text:span text:style-name="T3_59">de</text:span><text:span text:style-name="T3_60"><text:s/></text:span><text:span text:style-name="T3_61">produção</text:span><text:span text:style-name="T3_62">,<text:s/></text:span><text:span text:style-name="T3_63">refino</text:span><text:span text:style-name="T3_64"><text:s/></text:span><text:span text:style-name="T3_65">e</text:span><text:span text:style-name="T3_66"><text:s/></text:span><text:span text:style-name="T3_67">distribuição</text:span><text:span text:style-name="T3_68"><text:s/></text:span><text:span text:style-name="T3_69">do</text:span><text:span text:style-name="T3_70"><text:s/></text:span><text:span text:style-name="T3_71">Sistema</text:span><text:span text:style-name="T3_72"><text:s/></text:span><text:span text:style-name="T3_73">Petrobras</text:span><text:span text:style-name="T3_74"><text:s/></text:span><text:span text:style-name="T3_75">e</text:span><text:span text:style-name="T3_76"><text:s/></text:span><text:span text:style-name="T3_77">se</text:span><text:span text:style-name="T3_78"><text:s/></text:span><text:span text:style-name="T3_79">estende</text:span><text:span text:style-name="T3_80"><text:s/></text:span><text:span text:style-name="T3_81">à</text:span><text:span text:style-name="T3_82"><text:s/></text:span><text:span text:style-name="T3_83">importação</text:span><text:span text:style-name="T3_84"><text:s/></text:span><text:span text:style-name="T3_85">e</text:span><text:span text:style-name="T3_86"><text:s/></text:span><text:span text:style-name="T3_87">exportação</text:span><text:span text:style-name="T3_88"><text:s/></text:span><text:span text:style-name="T3_89">de</text:span><text:span text:style-name="T3_90"><text:s/></text:span><text:span text:style-name="T3_91">petróleo</text:span><text:span text:style-name="T3_92"><text:s/></text:span><text:span text:style-name="T3_93">e</text:span><text:span text:style-name="T3_94"><text:s/></text:span><text:span text:style-name="T3_95">derivados</text:span><text:span text:style-name="T3_96">,<text:s/></text:span><text:span text:style-name="T3_97">gás</text:span><text:span text:style-name="T3_98"><text:s/></text:span><text:span text:style-name="T3_99">e</text:span><text:span text:style-name="T3_100"><text:s/></text:span><text:span text:style-name="T3_101">etanol</text:span><text:span text:style-name="T3_102">.<text:s/></text:span><text:span text:style-name="T3_103">Além</text:span><text:span text:style-name="T3_104"><text:s/></text:span><text:span text:style-name="T3_105">da</text:span><text:span text:style-name="T3_106"><text:s/></text:span><text:span text:style-name="T3_107">Petrobras</text:span><text:span text:style-name="T3_108">,<text:s/></text:span><text:span text:style-name="T3_109">seu</text:span><text:span text:style-name="T3_110"><text:s/></text:span><text:span text:style-name="T3_111">principal</text:span><text:span text:style-name="T3_112"><text:s/></text:span><text:span text:style-name="T3_113">cliente</text:span><text:span text:style-name="T3_114">,<text:s/></text:span><text:span text:style-name="T3_115">a</text:span><text:span text:style-name="T3_116"><text:s/></text:span><text:span text:style-name="T3_117">Transpetro</text:span><text:span text:style-name="T3_118"><text:s/></text:span><text:span text:style-name="T3_119">presta</text:span><text:span text:style-name="T3_120"><text:s/></text:span><text:span text:style-name="T3_121">serviços</text:span><text:span text:style-name="T3_122"><text:s/></text:span><text:span text:style-name="T3_123">a</text:span><text:span text:style-name="T3_124"><text:s/></text:span><text:span text:style-name="T3_125">diversas</text:span><text:span text:style-name="T3_126"><text:s/></text:span><text:span text:style-name="T3_127">distribuidoras</text:span><text:span text:style-name="T3_128"><text:s/></text:span><text:span text:style-name="T3_129">e</text:span><text:span text:style-name="T3_130"><text:s/></text:span><text:span text:style-name="T3_131">à</text:span><text:span text:style-name="T3_132"><text:s/></text:span><text:span text:style-name="T3_133">indústria</text:span><text:span text:style-name="T3_134"><text:s/></text:span><text:span text:style-name="T3_135">petroquímica</text:span><text:span text:style-name="T3_136">.</text:span></text:p>
      <text:h text:style-name="P4" text:outline-level="10"><text:bookmark-start text:name="h.bnt5hjyeaa1g"/><text:bookmark-end text:name="h.bnt5hjyeaa1g"/><text:span text:style-name="T4_1">Projeto</text:span><text:span text:style-name="T4_2"><text:s/></text:span><text:span text:style-name="T4_3">de</text:span><text:span text:style-name="T4_4"><text:s/></text:span><text:span text:style-name="T4_5">TI</text:span></text:h>
      <text:p text:style-name="P5"><text:span text:style-name="T5_1">SGCL</text:span><text:span text:style-name="T5_2"><text:s/>-<text:s/></text:span><text:span text:style-name="T5_3">Sistema</text:span><text:span text:style-name="T5_4"><text:s/></text:span><text:span text:style-name="T5_5">de</text:span><text:span text:style-name="T5_6"><text:s/></text:span><text:span text:style-name="T5_7">Controle</text:span><text:span text:style-name="T5_8"><text:s/></text:span><text:span text:style-name="T5_9">e</text:span><text:span text:style-name="T5_10"><text:s/></text:span><text:span text:style-name="T5_11">Gestão</text:span><text:span text:style-name="T5_12"><text:s/></text:span><text:span text:style-name="T5_13">de</text:span><text:span text:style-name="T5_14"><text:s/></text:span><text:span text:style-name="T5_15">Contratação</text:span><text:span text:style-name="T5_16"><text:s/></text:span><text:span text:style-name="T5_17">por</text:span><text:span text:style-name="T5_18"><text:s/></text:span><text:span text:style-name="T5_19">Licitação</text:span><text:span text:style-name="T5_20">.</text:span></text:p>
      <text:h text:style-name="P6" text:outline-level="10"><text:span text:style-name="T6_1">Objetivo</text:span><text:span text:style-name="T6_2"><text:s/></text:span><text:span text:style-name="T6_3">de</text:span><text:span text:style-name="T6_4"><text:s/></text:span><text:span text:style-name="T6_5">Negócio</text:span></text:h>
      <text:p text:style-name="P7"><text:span text:style-name="T7_1">Redução</text:span><text:span text:style-name="T7_2"><text:s/></text:span><text:span text:style-name="T7_3">de</text:span><text:span text:style-name="T7_4"><text:s/></text:span><text:span text:style-name="T7_5">Custo</text:span><text:span text:style-name="T7_6"><text:s/></text:span><text:span text:style-name="T7_7">de</text:span><text:span text:style-name="T7_8"><text:s/></text:span><text:span text:style-name="T7_9">Transporte</text:span><text:span text:style-name="T7_10"><text:s/></text:span><text:span text:style-name="T7_11">de</text:span><text:span text:style-name="T7_12"><text:s/></text:span><text:span text:style-name="T7_13">Óleo</text:span></text:p>
      <text:p text:style-name="P8"><text:span text:style-name="T8_1">Entre</text:span><text:span text:style-name="T8_2"><text:s/></text:span><text:span text:style-name="T8_3">as</text:span><text:span text:style-name="T8_4"><text:s/></text:span><text:span text:style-name="T8_5">diversas</text:span><text:span text:style-name="T8_6"><text:s/></text:span><text:span text:style-name="T8_7">atividades</text:span><text:span text:style-name="T8_8"><text:s/></text:span><text:span text:style-name="T8_9">da</text:span><text:span text:style-name="T8_10"><text:s/></text:span><text:span text:style-name="T8_11">Transpetro</text:span><text:span text:style-name="T8_12">,<text:s/></text:span><text:span text:style-name="T8_13">vamos</text:span><text:span text:style-name="T8_14"><text:s/></text:span><text:span text:style-name="T8_15">destacar</text:span><text:span text:style-name="T8_16">,<text:s/></text:span><text:span text:style-name="T8_17">para</text:span><text:span text:style-name="T8_18"><text:s/></text:span><text:span text:style-name="T8_19">fins</text:span><text:span text:style-name="T8_20"><text:s/></text:span><text:span text:style-name="T8_21">desse</text:span><text:span text:style-name="T8_22"><text:s/></text:span><text:span text:style-name="T8_23">estudo</text:span><text:span text:style-name="T8_24"><text:s/></text:span><text:span text:style-name="T8_25">de</text:span><text:span text:style-name="T8_26"><text:s/></text:span><text:span text:style-name="T8_27">caso</text:span><text:span text:style-name="T8_28">,<text:s/></text:span><text:span text:style-name="T8_29">a</text:span><text:span text:style-name="T8_30"><text:s/></text:span><text:span text:style-name="T8_31">aquisições</text:span><text:span text:style-name="T8_32"><text:s/></text:span><text:span text:style-name="T8_33">de</text:span><text:span text:style-name="T8_34"><text:s/></text:span><text:span text:style-name="T8_35">produtos</text:span><text:span text:style-name="T8_36"><text:s/></text:span><text:span text:style-name="T8_37">e</text:span><text:span text:style-name="T8_38"><text:s/></text:span><text:span text:style-name="T8_39">serviços</text:span><text:span text:style-name="T8_40"><text:s/></text:span><text:span text:style-name="T8_41">necessários</text:span><text:span text:style-name="T8_42"><text:s/></text:span><text:span text:style-name="T8_43">para</text:span><text:span text:style-name="T8_44"><text:s/></text:span><text:span text:style-name="T8_45">a</text:span><text:span text:style-name="T8_46"><text:s/></text:span><text:span text:style-name="T8_47">construção</text:span><text:span text:style-name="T8_48"><text:s/></text:span><text:span text:style-name="T8_49">e</text:span><text:span text:style-name="T8_50"><text:s/></text:span><text:span text:style-name="T8_51">modernização</text:span><text:span text:style-name="T8_52"><text:s/></text:span><text:span text:style-name="T8_53">de</text:span><text:span text:style-name="T8_54"><text:s/></text:span><text:span text:style-name="T8_55">navios</text:span><text:span text:style-name="T8_56"><text:s/></text:span><text:span text:style-name="T8_57">de</text:span><text:span text:style-name="T8_58"><text:s/></text:span><text:span text:style-name="T8_59">transporte</text:span><text:span text:style-name="T8_60"><text:s/></text:span><text:span text:style-name="T8_61">de</text:span><text:span text:style-name="T8_62"><text:s/></text:span><text:span text:style-name="T8_63">óleo</text:span><text:span text:style-name="T8_64">.<text:s/></text:span><text:span text:style-name="T8_65">Mais</text:span><text:span text:style-name="T8_66"><text:s/></text:span><text:span text:style-name="T8_67">especificamente</text:span><text:span text:style-name="T8_68"><text:s/></text:span><text:span text:style-name="T8_69">trataremos</text:span><text:span text:style-name="T8_70"><text:s/></text:span><text:span text:style-name="T8_71">o</text:span><text:span text:style-name="T8_72"><text:s/></text:span><text:span text:style-name="T8_73">problema</text:span><text:span text:style-name="T8_74"><text:s/></text:span><text:span text:style-name="T8_75">de</text:span><text:span text:style-name="T8_76"><text:s/></text:span><text:span text:style-name="T8_77">elevação</text:span><text:span text:style-name="T8_78"><text:s/></text:span><text:span text:style-name="T8_79">de</text:span><text:span text:style-name="T8_80"><text:s/></text:span><text:span text:style-name="T8_81">custos</text:span><text:span text:style-name="T8_82"><text:s/></text:span><text:span text:style-name="T8_83">de</text:span><text:span text:style-name="T8_84"><text:s/></text:span><text:span text:style-name="T8_85">construção</text:span><text:span text:style-name="T8_86"><text:s/></text:span><text:span text:style-name="T8_87">devido</text:span><text:span text:style-name="T8_88"><text:s/></text:span><text:span text:style-name="T8_89">a</text:span><text:span text:style-name="T8_90"><text:s/></text:span><text:span text:style-name="T8_91">problemas</text:span><text:span text:style-name="T8_92"><text:s/></text:span><text:span text:style-name="T8_93">causados</text:span><text:span text:style-name="T8_94"><text:s/></text:span><text:span text:style-name="T8_95">por</text:span><text:span text:style-name="T8_96"><text:s/></text:span><text:span text:style-name="T8_97">falhas</text:span><text:span text:style-name="T8_98"><text:s/></text:span><text:span text:style-name="T8_99">e</text:span><text:span text:style-name="T8_100"><text:s/></text:span><text:span text:style-name="T8_101">atrasos</text:span><text:span text:style-name="T8_102"><text:s/></text:span><text:span text:style-name="T8_103">no</text:span><text:span text:style-name="T8_104"><text:s/></text:span><text:span text:style-name="T8_105">processo</text:span><text:span text:style-name="T8_106"><text:s/></text:span><text:span text:style-name="T8_107">licitatório</text:span><text:span text:style-name="T8_108"><text:s/></text:span><text:span text:style-name="T8_109">da</text:span><text:span text:style-name="T8_110"><text:s/></text:span><text:span text:style-name="T8_111">empresa</text:span><text:span text:style-name="T8_112">.</text:span></text:p>
      <text:p text:style-name="P9"><text:span text:style-name="T9_1">Sabemos</text:span><text:span text:style-name="T9_2"><text:s/></text:span><text:span text:style-name="T9_3">que</text:span><text:span text:style-name="T9_4"><text:s/></text:span><text:span text:style-name="T9_5">o</text:span><text:span text:style-name="T9_6"><text:s/></text:span><text:span text:style-name="T9_7">atraso</text:span><text:span text:style-name="T9_8"><text:s/></text:span><text:span text:style-name="T9_9">causa</text:span><text:span text:style-name="T9_10">:</text:span></text:p>
      <text:list text:style-name="LS1" xml:id="list0">
        <text:list-item>
          <text:p text:style-name="P10"><text:span text:style-name="T10_1">Multas</text:span><text:span text:style-name="T10_2"><text:s/></text:span><text:span text:style-name="T10_3">contratuais</text:span><text:span text:style-name="T10_4"><text:s/></text:span><text:span text:style-name="T10_5">por</text:span><text:span text:style-name="T10_6"><text:s/></text:span><text:span text:style-name="T10_7">não</text:span><text:span text:style-name="T10_8"><text:s/></text:span><text:span text:style-name="T10_9">disponibilizar</text:span><text:span text:style-name="T10_10"><text:s/></text:span><text:span text:style-name="T10_11">transporte</text:span><text:span text:style-name="T10_12"><text:s/></text:span><text:span text:style-name="T10_13">de</text:span><text:span text:style-name="T10_14"><text:s/></text:span><text:span text:style-name="T10_15">óleo</text:span><text:span text:style-name="T10_16"><text:s/></text:span><text:span text:style-name="T10_17">em</text:span><text:span text:style-name="T10_18"><text:s/></text:span><text:span text:style-name="T10_19">tempo</text:span><text:span text:style-name="T10_20"><text:s/></text:span><text:span text:style-name="T10_21">hábil</text:span><text:span text:style-name="T10_22">;</text:span></text:p>
        </text:list-item>
        <text:list-item>
          <text:p text:style-name="P11"><text:span text:style-name="T11_1">Elevação</text:span><text:span text:style-name="T11_2"><text:s/></text:span><text:span text:style-name="T11_3">de</text:span><text:span text:style-name="T11_4"><text:s/></text:span><text:span text:style-name="T11_5">custos</text:span><text:span text:style-name="T11_6">,<text:s/></text:span><text:span text:style-name="T11_7">pois</text:span><text:span text:style-name="T11_8"><text:s/></text:span><text:span text:style-name="T11_9">há</text:span><text:span text:style-name="T11_10"><text:s/></text:span><text:span text:style-name="T11_11">momentos</text:span><text:span text:style-name="T11_12"><text:s/></text:span><text:span text:style-name="T11_13">em</text:span><text:span text:style-name="T11_14"><text:s/></text:span><text:span text:style-name="T11_15">que</text:span><text:span text:style-name="T11_16">:</text:span></text:p>
          <text:list>
            <text:list-item>
              <text:p text:style-name="P12"><text:span text:style-name="T12_1">Equipamentos</text:span><text:span text:style-name="T12_2"><text:s/></text:span><text:span text:style-name="T12_3">de</text:span><text:span text:style-name="T12_4"><text:s/></text:span><text:span text:style-name="T12_5">grande</text:span><text:span text:style-name="T12_6"><text:s/></text:span><text:span text:style-name="T12_7">porte</text:span><text:span text:style-name="T12_8"><text:s/></text:span><text:span text:style-name="T12_9">e</text:span><text:span text:style-name="T12_10"><text:s/></text:span><text:span text:style-name="T12_11">maquinário</text:span><text:span text:style-name="T12_12"><text:s/></text:span><text:span text:style-name="T12_13">são</text:span><text:span text:style-name="T12_14"><text:s/></text:span><text:span text:style-name="T12_15">contratados</text:span><text:span text:style-name="T12_16">,<text:s/></text:span><text:span text:style-name="T12_17">porém</text:span><text:span text:style-name="T12_18"><text:s/></text:span><text:span text:style-name="T12_19">há</text:span><text:span text:style-name="T12_20"><text:s/></text:span><text:span text:style-name="T12_21">atrasos</text:span><text:span text:style-name="T12_22"><text:s/></text:span><text:span text:style-name="T12_23">na</text:span><text:span text:style-name="T12_24"><text:s/></text:span><text:span text:style-name="T12_25">contratação</text:span><text:span text:style-name="T12_26"><text:s/></text:span><text:span text:style-name="T12_27">de</text:span><text:span text:style-name="T12_28"><text:s/></text:span><text:span text:style-name="T12_29">mão</text:span><text:span text:style-name="T12_30">-</text:span><text:span text:style-name="T12_31">de</text:span><text:span text:style-name="T12_32">-</text:span><text:span text:style-name="T12_33">obra</text:span><text:span text:style-name="T12_34"><text:s/></text:span><text:span text:style-name="T12_35">para</text:span><text:span text:style-name="T12_36"><text:s/></text:span><text:span text:style-name="T12_37">operar</text:span><text:span text:style-name="T12_38"><text:s/></text:span><text:span text:style-name="T12_39">esse</text:span><text:span text:style-name="T12_40"><text:s/></text:span><text:span text:style-name="T12_41">maquinário</text:span><text:span text:style-name="T12_42">.</text:span></text:p>
            </text:list-item>
            <text:list-item>
              <text:p text:style-name="P13"><text:span text:style-name="T13_1">Algumas</text:span><text:span text:style-name="T13_2"><text:s/></text:span><text:span text:style-name="T13_3">vezes</text:span><text:span text:style-name="T13_4"><text:s/></text:span><text:span text:style-name="T13_5">o</text:span><text:span text:style-name="T13_6"><text:s/></text:span><text:span text:style-name="T13_7">contrário</text:span><text:span text:style-name="T13_8"><text:s/></text:span><text:span text:style-name="T13_9">também</text:span><text:span text:style-name="T13_10"><text:s/></text:span><text:span text:style-name="T13_11">acontece</text:span><text:span text:style-name="T13_12"><text:s/></text:span><text:span text:style-name="T13_13">contrata</text:span><text:span text:style-name="T13_14">-</text:span><text:span text:style-name="T13_15">se</text:span><text:span text:style-name="T13_16"><text:s/></text:span><text:span text:style-name="T13_17">mão</text:span><text:span text:style-name="T13_18">-</text:span><text:span text:style-name="T13_19">de</text:span><text:span text:style-name="T13_20">-</text:span><text:span text:style-name="T13_21">obra</text:span><text:span text:style-name="T13_22"><text:s/></text:span><text:span text:style-name="T13_23">antes</text:span><text:span text:style-name="T13_24"><text:s/></text:span><text:span text:style-name="T13_25">da</text:span><text:span text:style-name="T13_26"><text:s/></text:span><text:span text:style-name="T13_27">contratação</text:span><text:span text:style-name="T13_28"><text:s/></text:span><text:span text:style-name="T13_29">de</text:span><text:span text:style-name="T13_30"><text:s/></text:span><text:span text:style-name="T13_31">maquinário</text:span><text:span text:style-name="T13_32">.</text:span></text:p>
            </text:list-item>
          </text:list>
        </text:list-item>
        <text:list-item>
          <text:p text:style-name="P14"><text:span text:style-name="T14_1">Perdas</text:span><text:span text:style-name="T14_2"><text:s/></text:span><text:span text:style-name="T14_3">financeiras</text:span><text:span text:style-name="T14_4">,<text:s/></text:span><text:span text:style-name="T14_5">pois</text:span><text:span text:style-name="T14_6"><text:s/></text:span><text:span text:style-name="T14_7">algumas</text:span><text:span text:style-name="T14_8"><text:s/></text:span><text:span text:style-name="T14_9">empresas</text:span><text:span text:style-name="T14_10"><text:s/></text:span><text:span text:style-name="T14_11">clientes</text:span><text:span text:style-name="T14_12"><text:s/></text:span><text:span text:style-name="T14_13">acabam</text:span><text:span text:style-name="T14_14"><text:s/></text:span><text:span text:style-name="T14_15">contratando</text:span><text:span text:style-name="T14_16"><text:s/></text:span><text:span text:style-name="T14_17">outras</text:span><text:span text:style-name="T14_18"><text:s/></text:span><text:span text:style-name="T14_19">transportadoras</text:span><text:span text:style-name="T14_20">.</text:span></text:p>
        </text:list-item>
      </text:list>
      <text:h text:style-name="P15" text:outline-level="10"/>
      <text:h text:style-name="P16" text:outline-level="10"><text:span text:style-name="T16_1">Indicadores</text:span></text:h>
      <text:p text:style-name="P17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18"><text:span text:style-name="T18_1">ID</text:span></text:p>
          </table:table-cell>
          <table:table-cell table:style-name="Cell2">
            <text:p text:style-name="P19"><text:span text:style-name="T19_1">Descrição</text:span></text:p>
          </table:table-cell>
          <table:table-cell table:style-name="Cell3">
            <text:p text:style-name="P20"><text:span text:style-name="T20_1">Comentários</text:span></text:p>
          </table:table-cell>
        </table:table-row>
        <table:table-row table:style-name="Row2">
          <table:table-cell table:style-name="Cell4">
            <text:p text:style-name="P21"><text:span text:style-name="T21_1">1</text:span></text:p>
          </table:table-cell>
          <table:table-cell table:style-name="Cell5">
            <text:p text:style-name="P22"><text:span text:style-name="T22_1">Custo</text:span><text:span text:style-name="T22_2"><text:s/></text:span><text:span text:style-name="T22_3">médio</text:span><text:span text:style-name="T22_4"><text:s/></text:span><text:span text:style-name="T22_5">diário</text:span><text:span text:style-name="T22_6"><text:s/></text:span><text:span text:style-name="T22_7">parado</text:span></text:p>
          </table:table-cell>
          <table:table-cell table:style-name="Cell6">
            <text:p text:style-name="P23"><text:span text:style-name="T23_1">Custo</text:span><text:span text:style-name="T23_2"><text:s/></text:span><text:span text:style-name="T23_3">médio</text:span><text:span text:style-name="T23_4"><text:s/></text:span><text:span text:style-name="T23_5">diário</text:span><text:span text:style-name="T23_6"><text:s/></text:span><text:span text:style-name="T23_7">de</text:span><text:span text:style-name="T23_8"><text:s/></text:span><text:span text:style-name="T23_9">serviço</text:span><text:span text:style-name="T23_10"><text:s/></text:span><text:span text:style-name="T23_11">parado</text:span><text:span text:style-name="T23_12"><text:s/></text:span><text:span text:style-name="T23_13">causado</text:span><text:span text:style-name="T23_14"><text:s/></text:span><text:span text:style-name="T23_15">pela</text:span><text:span text:style-name="T23_16"><text:s/></text:span><text:span text:style-name="T23_17">contratação</text:span><text:span text:style-name="T23_18"><text:s/></text:span><text:span text:style-name="T23_19">de</text:span><text:span text:style-name="T23_20"><text:s/></text:span><text:span text:style-name="T23_21">maquinário</text:span><text:span text:style-name="T23_22"><text:s/></text:span><text:span text:style-name="T23_23">sem</text:span><text:span text:style-name="T23_24"><text:s/></text:span><text:span text:style-name="T23_25">pessoal</text:span><text:span text:style-name="T23_26"><text:s/></text:span><text:span text:style-name="T23_27">ou</text:span><text:span text:style-name="T23_28"><text:s/></text:span><text:span text:style-name="T23_29">pessoal</text:span><text:span text:style-name="T23_30"><text:s/></text:span><text:span text:style-name="T23_31">sem</text:span><text:span text:style-name="T23_32"><text:s/></text:span><text:span text:style-name="T23_33">maquinário</text:span><text:span text:style-name="T23_34"><text:s/></text:span><text:span text:style-name="T23_35">por</text:span><text:span text:style-name="T23_36"><text:s/></text:span><text:span text:style-name="T23_37">navio</text:span><text:span text:style-name="T23_38"><text:s/></text:span><text:span text:style-name="T23_39">construído</text:span><text:span text:style-name="T23_40">.</text:span></text:p>
          </table:table-cell>
        </table:table-row>
        <table:table-row table:style-name="Row3">
          <table:table-cell table:style-name="Cell7">
            <text:p text:style-name="P24"><text:span text:style-name="T24_1">2</text:span></text:p>
          </table:table-cell>
          <table:table-cell table:style-name="Cell8">
            <text:p text:style-name="P25"><text:span text:style-name="T25_1">Média</text:span><text:span text:style-name="T25_2"><text:s/></text:span><text:span text:style-name="T25_3">de</text:span><text:span text:style-name="T25_4"><text:s/></text:span><text:span text:style-name="T25_5">desvio</text:span><text:span text:style-name="T25_6"><text:s/></text:span><text:span text:style-name="T25_7">de</text:span><text:span text:style-name="T25_8"><text:s/></text:span><text:span text:style-name="T25_9">Custo</text:span><text:span text:style-name="T25_10"><text:s/></text:span><text:span text:style-name="T25_11">nas</text:span><text:span text:style-name="T25_12"><text:s/></text:span><text:span text:style-name="T25_13">contratações</text:span><text:span text:style-name="T25_14"><text:s/></text:span><text:span text:style-name="T25_15">de</text:span><text:span text:style-name="T25_16"><text:s/></text:span><text:span text:style-name="T25_17">emergência</text:span></text:p>
          </table:table-cell>
          <table:table-cell table:style-name="Cell9">
            <text:p text:style-name="P26"><text:span text:style-name="T26_1">Diferença</text:span><text:span text:style-name="T26_2"><text:s/></text:span><text:span text:style-name="T26_3">entre</text:span><text:span text:style-name="T26_4"><text:s/></text:span><text:span text:style-name="T26_5">o</text:span><text:span text:style-name="T26_6"><text:s/></text:span><text:span text:style-name="T26_7">preço</text:span><text:span text:style-name="T26_8"><text:s/></text:span><text:span text:style-name="T26_9">previsto</text:span><text:span text:style-name="T26_10"><text:s/></text:span><text:span text:style-name="T26_11">em</text:span><text:span text:style-name="T26_12"><text:s/></text:span><text:span text:style-name="T26_13">uma</text:span><text:span text:style-name="T26_14"><text:s/></text:span><text:span text:style-name="T26_15">licitação</text:span><text:span text:style-name="T26_16"><text:s/></text:span><text:span text:style-name="T26_17">no</text:span><text:span text:style-name="T26_18"><text:s/></text:span><text:span text:style-name="T26_19">prazo</text:span><text:span text:style-name="T26_20"><text:s/></text:span><text:span text:style-name="T26_21">e</text:span><text:span text:style-name="T26_22"><text:s/></text:span><text:span text:style-name="T26_23">o</text:span><text:span text:style-name="T26_24"><text:s/></text:span><text:span text:style-name="T26_25">efetivamente</text:span><text:span text:style-name="T26_26"><text:s/></text:span><text:span text:style-name="T26_27">preço</text:span><text:span text:style-name="T26_28"><text:s/></text:span><text:span text:style-name="T26_29">pago</text:span><text:span text:style-name="T26_30"><text:s/></text:span><text:span text:style-name="T26_31">em</text:span><text:span text:style-name="T26_32"><text:s/></text:span><text:span text:style-name="T26_33">uma</text:span><text:span text:style-name="T26_34"><text:s/></text:span><text:span text:style-name="T26_35">licitação</text:span><text:span text:style-name="T26_36"><text:s/></text:span><text:span text:style-name="T26_37">de</text:span><text:span text:style-name="T26_38"><text:s/></text:span><text:span text:style-name="T26_39">emergência</text:span><text:span text:style-name="T26_40"><text:s/>(</text:span><text:span text:style-name="T26_41">tratamento</text:span><text:span text:style-name="T26_42"><text:s/></text:span><text:span text:style-name="T26_43">de</text:span><text:span text:style-name="T26_44"><text:s/></text:span><text:span text:style-name="T26_45">risco</text:span><text:span text:style-name="T26_46"><text:s/></text:span><text:span text:style-name="T26_47">de</text:span><text:span text:style-name="T26_48"><text:s/></text:span><text:span text:style-name="T26_49">atraso</text:span><text:span text:style-name="T26_50">)<text:s/></text:span><text:span text:style-name="T26_51">por</text:span><text:span text:style-name="T26_52"><text:s/></text:span><text:span text:style-name="T26_53">navio</text:span><text:span text:style-name="T26_54">.<text:s/></text:span></text:p>
          </table:table-cell>
        </table:table-row>
        <table:table-row table:style-name="Row4">
          <table:table-cell table:style-name="Cell10">
            <text:p text:style-name="P27"><text:span text:style-name="T27_1">3</text:span></text:p>
          </table:table-cell>
          <table:table-cell table:style-name="Cell11">
            <text:p text:style-name="P28"><text:span text:style-name="T28_1">Tempo</text:span><text:span text:style-name="T28_2"><text:s/></text:span><text:span text:style-name="T28_3">total</text:span><text:span text:style-name="T28_4"><text:s/></text:span><text:span text:style-name="T28_5">entre</text:span><text:span text:style-name="T28_6"><text:s/></text:span><text:span text:style-name="T28_7">a</text:span><text:span text:style-name="T28_8"><text:s/></text:span><text:span text:style-name="T28_9">solicitação</text:span><text:span text:style-name="T28_10"><text:s/></text:span><text:span text:style-name="T28_11">e</text:span><text:span text:style-name="T28_12"><text:s/></text:span><text:span text:style-name="T28_13">a</text:span><text:span text:style-name="T28_14"><text:s/></text:span><text:span text:style-name="T28_15">entrega</text:span><text:span text:style-name="T28_16"><text:s/></text:span><text:span text:style-name="T28_17">do</text:span><text:span text:style-name="T28_18"><text:s/></text:span><text:span text:style-name="T28_19">serviço</text:span></text:p>
          </table:table-cell>
          <table:table-cell table:style-name="Cell12">
            <text:p text:style-name="P29"><text:span text:style-name="T29_1">Período</text:span><text:span text:style-name="T29_2"><text:s/></text:span><text:span text:style-name="T29_3">total</text:span><text:span text:style-name="T29_4"><text:s/></text:span><text:span text:style-name="T29_5">do</text:span><text:span text:style-name="T29_6"><text:s/></text:span><text:span text:style-name="T29_7">processo</text:span><text:span text:style-name="T29_8"><text:s/></text:span><text:span text:style-name="T29_9">de</text:span><text:span text:style-name="T29_10"><text:s/></text:span><text:span text:style-name="T29_11">aquisição</text:span><text:span text:style-name="T29_12"><text:s/></text:span><text:span text:style-name="T29_13">desde</text:span><text:span text:style-name="T29_14"><text:s/></text:span><text:span text:style-name="T29_15">que</text:span><text:span text:style-name="T29_16"><text:s/></text:span><text:span text:style-name="T29_17">um</text:span><text:span text:style-name="T29_18"><text:s/></text:span><text:span text:style-name="T29_19">produto</text:span><text:span text:style-name="T29_20"><text:s/></text:span><text:span text:style-name="T29_21">ou</text:span><text:span text:style-name="T29_22"><text:s/></text:span><text:span text:style-name="T29_23">serviço</text:span><text:span text:style-name="T29_24"><text:s/></text:span><text:span text:style-name="T29_25">é</text:span><text:span text:style-name="T29_26"><text:s/></text:span><text:span text:style-name="T29_27">solicitado</text:span><text:span text:style-name="T29_28"><text:s/></text:span><text:span text:style-name="T29_29">até</text:span><text:span text:style-name="T29_30"><text:s/></text:span><text:span text:style-name="T29_31">o</text:span><text:span text:style-name="T29_32"><text:s/></text:span><text:span text:style-name="T29_33">seu</text:span><text:span text:style-name="T29_34"><text:s/></text:span><text:span text:style-name="T29_35">recebimento</text:span><text:span text:style-name="T29_36">.</text:span></text:p>
          </table:table-cell>
        </table:table-row>
      </table:table>
      <text:h text:style-name="P30" text:outline-level="10"><text:bookmark-start text:name="h.7x3xtwywqy2"/><text:bookmark-end text:name="h.7x3xtwywqy2"/><text:span text:style-name="T30_1">Ações</text:span></text:h>
      <text:p text:style-name="P31"><text:span text:style-name="T31_1">Implementação</text:span><text:span text:style-name="T31_2"><text:s/></text:span><text:span text:style-name="T31_3">e</text:span><text:span text:style-name="T31_4"><text:s/></text:span><text:span text:style-name="T31_5">Implantação</text:span><text:span text:style-name="T31_6"><text:s/></text:span><text:span text:style-name="T31_7">do</text:span><text:span text:style-name="T31_8"><text:s/></text:span><text:span text:style-name="T31_9">SGCL</text:span><text:span text:style-name="T31_10"><text:s/>-<text:s/></text:span><text:span text:style-name="T31_11">Sistema</text:span><text:span text:style-name="T31_12"><text:s/></text:span><text:span text:style-name="T31_13">de</text:span><text:span text:style-name="T31_14"><text:s/></text:span><text:span text:style-name="T31_15">Controle</text:span><text:span text:style-name="T31_16"><text:s/></text:span><text:span text:style-name="T31_17">e</text:span><text:span text:style-name="T31_18"><text:s/></text:span><text:span text:style-name="T31_19">Gestão</text:span><text:span text:style-name="T31_20"><text:s/></text:span><text:span text:style-name="T31_21">de</text:span><text:span text:style-name="T31_22"><text:s/></text:span><text:span text:style-name="T31_23">Contratação</text:span><text:span text:style-name="T31_24"><text:s/></text:span><text:span text:style-name="T31_25">por</text:span><text:span text:style-name="T31_26"><text:s/></text:span><text:span text:style-name="T31_27">Licitação</text:span><text:span text:style-name="T31_28">.<text:s/></text:span></text:p>
      <text:h text:style-name="P32" text:outline-level="10"><text:bookmark-start text:name="h.ou3t0rvjvsuu"/><text:bookmark-end text:name="h.ou3t0rvjvsuu"/><text:span text:style-name="T32_1">Lista</text:span><text:span text:style-name="T32_2"><text:s/></text:span><text:span text:style-name="T32_3">de</text:span><text:span text:style-name="T32_4"><text:s/></text:span><text:span text:style-name="T32_5">Serviços</text:span></text:h>
      <text:p text:style-name="P33"><text:span text:style-name="T33_1">Divisão</text:span><text:span text:style-name="T33_2"><text:s/></text:span><text:span text:style-name="T33_3">de</text:span><text:span text:style-name="T33_4"><text:s/></text:span><text:span text:style-name="T33_5">entrega</text:span><text:span text:style-name="T33_6"><text:s/></text:span><text:span text:style-name="T33_7">por</text:span><text:span text:style-name="T33_8"><text:s/></text:span><text:span text:style-name="T33_9">módulos</text:span></text:p>
      <table:table table:style-name="Table2">
        <table:table-column table:style-name="Column4"/>
        <table:table-column table:style-name="Column5"/>
        <table:table-column table:style-name="Column6"/>
        <table:table-row table:style-name="Row5">
          <table:table-cell table:style-name="Cell13">
            <text:p text:style-name="P34"><text:span text:style-name="T34_1">Módulo</text:span></text:p>
          </table:table-cell>
          <table:table-cell table:style-name="Cell14">
            <text:p text:style-name="P35"><text:span text:style-name="T35_1">Valor</text:span><text:span text:style-name="T35_2"><text:s/></text:span><text:span text:style-name="T35_3">agregado</text:span><text:span text:style-name="T35_4"><text:s/></text:span><text:span text:style-name="T35_5">para</text:span><text:span text:style-name="T35_6"><text:s/></text:span><text:span text:style-name="T35_7">o</text:span><text:span text:style-name="T35_8"><text:s/></text:span><text:span text:style-name="T35_9">negócio</text:span><text:span text:style-name="T35_10"><text:s/></text:span><text:span text:style-name="T35_11">por</text:span><text:span text:style-name="T35_12"><text:s/></text:span><text:span text:style-name="T35_13">módulo</text:span><text:span text:style-name="T35_14"><text:s/></text:span><text:span text:style-name="T35_15">do</text:span><text:span text:style-name="T35_16"><text:s/></text:span><text:span text:style-name="T35_17">sistema</text:span></text:p>
          </table:table-cell>
          <table:table-cell table:style-name="Cell15">
            <text:p text:style-name="P36"><text:span text:style-name="T36_1">Relevância</text:span></text:p>
          </table:table-cell>
        </table:table-row>
        <table:table-row table:style-name="Row6">
          <table:table-cell table:style-name="Cell16">
            <text:p text:style-name="P37"><text:span text:style-name="T37_1">Licitação</text:span></text:p>
          </table:table-cell>
          <table:table-cell table:style-name="Cell17">
            <text:p text:style-name="P38"><text:span text:style-name="T38_1">60<text:s/>%</text:span></text:p>
          </table:table-cell>
          <table:table-cell table:style-name="Cell18">
            <text:p text:style-name="P39"><text:span text:style-name="T39_1">Essencial</text:span></text:p>
          </table:table-cell>
        </table:table-row>
        <table:table-row table:style-name="Row7">
          <table:table-cell table:style-name="Cell19">
            <text:p text:style-name="P40"><text:span text:style-name="T40_1">Abertura</text:span><text:span text:style-name="T40_2"><text:s/></text:span><text:span text:style-name="T40_3">e</text:span><text:span text:style-name="T40_4"><text:s/></text:span><text:span text:style-name="T40_5">Análise</text:span><text:span text:style-name="T40_6"><text:s/></text:span><text:span text:style-name="T40_7">da</text:span><text:span text:style-name="T40_8"><text:s/></text:span><text:span text:style-name="T40_9">Propostas</text:span></text:p>
          </table:table-cell>
          <table:table-cell table:style-name="Cell20">
            <text:p text:style-name="P41"><text:span text:style-name="T41_1">20<text:s/>%</text:span></text:p>
          </table:table-cell>
          <table:table-cell table:style-name="Cell21">
            <text:p text:style-name="P42"><text:span text:style-name="T42_1">Muito</text:span><text:span text:style-name="T42_2"><text:s/></text:span><text:span text:style-name="T42_3">importante</text:span></text:p>
          </table:table-cell>
        </table:table-row>
        <table:table-row table:style-name="Row8">
          <table:table-cell table:style-name="Cell22">
            <text:p text:style-name="P43"><text:span text:style-name="T43_1">Contratação</text:span></text:p>
          </table:table-cell>
          <table:table-cell table:style-name="Cell23">
            <text:p text:style-name="P44"><text:span text:style-name="T44_1">15<text:s/>%</text:span></text:p>
          </table:table-cell>
          <table:table-cell table:style-name="Cell24">
            <text:p text:style-name="P45"><text:span text:style-name="T45_1">Importante</text:span></text:p>
          </table:table-cell>
        </table:table-row>
        <table:table-row table:style-name="Row9">
          <table:table-cell table:style-name="Cell25">
            <text:p text:style-name="P46"><text:span text:style-name="T46_1">Cadastro</text:span><text:span text:style-name="T46_2"><text:s/></text:span><text:span text:style-name="T46_3">de</text:span><text:span text:style-name="T46_4"><text:s/></text:span><text:span text:style-name="T46_5">Fornecedores</text:span><text:span text:style-name="T46_6"><text:s/></text:span><text:span text:style-name="T46_7">de</text:span><text:span text:style-name="T46_8"><text:s/></text:span><text:span text:style-name="T46_9">produtos</text:span><text:span text:style-name="T46_10"><text:s/></text:span><text:span text:style-name="T46_11">e</text:span><text:span text:style-name="T46_12"><text:s/></text:span><text:span text:style-name="T46_13">serviços</text:span></text:p>
          </table:table-cell>
          <table:table-cell table:style-name="Cell26">
            <text:p text:style-name="P47"><text:span text:style-name="T47_1">5%</text:span></text:p>
          </table:table-cell>
          <table:table-cell table:style-name="Cell27">
            <text:p text:style-name="P48"><text:span text:style-name="T48_1">Relevante</text:span>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ambria" svg:font-family="Cambria"/>
    <style:font-face style:name="Courier New" svg:font-family="Courier New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justify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cm" style:writing-mode="lr-tb"/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423cm" fo:margin-bottom="0.106cm" style:writing-mode="lr-tb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714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714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89cm" text:min-label-distance="0.397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714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714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99cm" text:min-label-distance="0.397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714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714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509cm" text:min-label-distance="0.397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1.249cm" fo:padding-left="0cm" fo:margin-left="3cm" fo:padding-right="0cm" fo:margin-right="3cm"/>
      <style:footer-style>
        <style:header-footer-properties fo:min-height="1.251cm" fo:margin-top="1.25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